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58.3%"/>
    </style:style>
    <style:style style:name="T3" style:parent-style-name="DefaultParagraphFon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&lt;!DOCTYPE html&gt;</text:p>
      <text:p text:style-name="Normal">&lt;html lang=”en”&gt;</text:p>
      <text:p text:style-name="Normal">&lt;head&gt;</text:p>
      <text:p text:style-name="Normal"><text:s text:c="2"/>&lt;meta charset=”UTF-8”&gt;</text:p>
      <text:p text:style-name="Normal"><text:s text:c="2"/>&lt;meta name=”viewport” content=”width=device-width, initial-scale=1.0”&gt;</text:p>
      <text:p text:style-name="Normal"><text:s text:c="2"/>&lt;title&gt;BBA Study Material&lt;/title&gt;</text:p>
      <text:p text:style-name="Normal"><text:s text:c="2"/>&lt;link rel=”stylesheet” href=”style.css”&gt;</text:p>
      <text:p text:style-name="Normal"><text:s text:c="2"/>&lt;link href=<text:a xlink:href="https://fonts.googleapis.com/css2?family=Poppins:wght@400;600&amp;display=swap" office:target-frame-name="_top" xlink:show="replace"><text:span text:style-name="Hyperlink">https://fonts.googleapis.com/css2?family=Poppins:wght@400;600&amp;display=swap</text:span></text:a><text:s/>rel=”stylesheet”&gt;</text:p>
      <text:p text:style-name="Normal">&lt;/head&gt;</text:p>
      <text:p text:style-name="Normal">&lt;body&gt;</text:p>
      <text:p text:style-name="Normal"><text:s text:c="2"/>&lt;header&gt;</text:p>
      <text:p text:style-name="Normal"><text:s text:c="4"/>&lt;div class=”header-content”&gt;</text:p>
      <text:p text:style-name="Normal"><text:s text:c="6"/>&lt;h1&gt;BBA Study Material&lt;/h1&gt;</text:p>
      <text:p text:style-name="Normal"><text:s text:c="6"/>&lt;p&gt;Your one-stop destination for BBA 2<text:span text:style-name="T2">nd</text:span>-semester notes&lt;/p&gt;</text:p>
      <text:p text:style-name="Normal"><text:s text:c="4"/>&lt;/div&gt;</text:p>
      <text:p text:style-name="Normal"><text:s text:c="2"/>&lt;/header&gt;</text:p>
      <text:p text:style-name="Normal"><text:s text:c="2"/>&lt;main&gt;</text:p>
      <text:p text:style-name="Normal"><text:s text:c="4"/>&lt;h2&gt;Subjects&lt;/h2&gt;</text:p>
      <text:p text:style-name="Normal"><text:s text:c="4"/>&lt;div class=”subject-grid”&gt;</text:p>
      <text:p text:style-name="Normal"><text:s text:c="6"/>&lt;a href=<text:a xlink:href="https://drive.google.com/drive/folders/1Ann6lNbUftdthSSflubjHEDYoBHb8dlW" office:target-frame-name="_top" xlink:show="replace"><text:span text:style-name="Hyperlink">https://drive.google.com/drive/folders/1Ann6lNbUftdthSSflubjHEDYoBHb8dlW</text:span></text:a><text:s/>target=”_blank” class=”subject-card”&gt;</text:p>
      <text:p text:style-name="Normal"><text:s text:c="8"/>&lt;span&gt;Organizational Behavior (OB)&lt;/span&gt;</text:p>
      <text:p text:style-name="Normal"><text:s text:c="6"/>&lt;/a&gt;</text:p>
      <text:p text:style-name="Normal"><text:s text:c="6"/>&lt;a href=<text:a xlink:href="https://drive.google.com/drive/folders/150Jj6WNMiUjcsYLQFVED9KKb9e-jb11E" office:target-frame-name="_top" xlink:show="replace"><text:span text:style-name="Hyperlink">https://drive.google.com/drive/folders/150Jj6WNMiUjcsYLQFVED9KKb9e-jb11E</text:span></text:a><text:s/>target=”_blank” class=”subject-card”&gt;</text:p>
      <text:p text:style-name="Normal"><text:s text:c="8"/>&lt;span&gt;Marketing Management (MM)&lt;/span&gt;</text:p>
      <text:p text:style-name="Normal"><text:s text:c="6"/>&lt;/a&gt;</text:p>
      <text:p text:style-name="Normal"><text:s text:c="6"/>&lt;a href=<text:a xlink:href="https://drive.google.com/drive/folders/1B1nM0lHsYxnDXx2zb__FIMZUTn0XZYWD" office:target-frame-name="_top" xlink:show="replace"><text:span text:style-name="Hyperlink">https://drive.google.com/drive/folders/1B1nM0lHsYxnDXx2zb__FIMZUTn0XZYWD</text:span></text:a><text:s/>target=”_blank” class=”subject-card”&gt;</text:p>
      <text:p text:style-name="Normal"><text:s text:c="8"/>&lt;span&gt;Cost and Accounting for Managers (CAaR)&lt;/span&gt;</text:p>
      <text:p text:style-name="Normal"><text:s text:c="6"/>&lt;/a&gt;</text:p>
      <text:p text:style-name="Normal"><text:s text:c="6"/>&lt;a href=<text:a xlink:href="https://drive.google.com/drive/folders/1vZJI5P9RMN7f6es0FlVzmJcx6iLCoOIX" office:target-frame-name="_top" xlink:show="replace"><text:span text:style-name="Hyperlink">https://drive.google.com/drive/folders/1vZJI5P9RMN7f6es0FlVzmJcx6iLCoOIX</text:span></text:a><text:s/>target=”_blank” class=”subject-card”&gt;</text:p>
      <text:p text:style-name="Normal"><text:s text:c="8"/>&lt;span&gt;Quantitative Analysis for Business (QAfB)&lt;/span&gt;</text:p>
      <text:p text:style-name="Normal"><text:s text:c="6"/>&lt;/a&gt;</text:p>
      <text:p text:style-name="Normal"><text:s text:c="6"/>&lt;a href=<text:a xlink:href="https://drive.google.com/drive/folders/1XCu-mAGisJSPIDmdpbIaagE3k48oWqJQ" office:target-frame-name="_top" xlink:show="replace"><text:span text:style-name="Hyperlink">https://drive.google.com/drive/folders/1XCu-mAGisJSPIDmdpbIaagE3k48oWqJQ</text:span></text:a><text:s/>target=”_blank” class=”subject-card”&gt;</text:p>
      <text:p text:style-name="Normal"><text:s text:c="8"/>&lt;span&gt;Environmental Studies (ES)&lt;/span&gt;</text:p>
      <text:p text:style-name="Normal"><text:s text:c="6"/>&lt;/a&gt;</text:p>
      <text:p text:style-name="Normal"><text:s text:c="6"/>&lt;a href=<text:a xlink:href="https://drive.google.com/drive/folders/1DRWPhHwJCsoBOu7VYs1Uww66f4RIpbgA" office:target-frame-name="_top" xlink:show="replace"><text:span text:style-name="Hyperlink">https://drive.google.com/drive/folders/1DRWPhHwJCsoBOu7VYs1Uww66f4RIpbgA</text:span></text:a><text:s/>target=”_blank” class=”subject-card”&gt;</text:p>
      <text:p text:style-name="Normal"><text:s text:c="8"/>&lt;span&gt;Hindi (H2)&lt;/span&gt;</text:p>
      <text:p text:style-name="Normal"><text:s text:c="6"/>&lt;/a&gt;</text:p>
      <text:p text:style-name="Normal"><text:s text:c="6"/>&lt;a href=<text:a xlink:href="https://drive.google.com/drive/folders/1xpr4bzFPYgELNALqAmvy2S3eZjJyR6Bm" office:target-frame-name="_top" xlink:show="replace"><text:span text:style-name="Hyperlink">https://drive.google.com/drive/folders/1xpr4bzFPYgELNALqAmvy2S3eZjJyR6Bm</text:span></text:a><text:s/>target=”_blank” class=”subject-card”&gt;</text:p>
      <text:p text:style-name="Normal"><text:s text:c="8"/>&lt;span&gt;English (E3)&lt;/span&gt;</text:p>
      <text:p text:style-name="Normal"><text:s text:c="6"/>&lt;/a&gt;</text:p>
      <text:p text:style-name="Normal"><text:s text:c="4"/>&lt;/div&gt;</text:p>
      <text:p text:style-name="Normal"><text:s text:c="4"/>&lt;div class=”admin-section”&gt;</text:p>
      <text:p text:style-name="Normal"><text:s text:c="6"/>&lt;a href=”admin.html” class=”admin-button”&gt;Upload Notes (Admin)&lt;/a&gt;</text:p>
      <text:p text:style-name="Normal"><text:s text:c="4"/>&lt;/div&gt;</text:p>
      <text:p text:style-name="Normal"><text:s text:c="2"/>&lt;/main&gt;</text:p>
      <text:p text:style-name="Normal"><text:s text:c="2"/>&lt;footer&gt;</text:p>
      <text:p text:style-name="Normal"><text:s text:c="4"/>&lt;p&gt;Contact for queries: &lt;a href=<text:a xlink:href="https://wa.me/919972819262" office:target-frame-name="_top" xlink:show="replace"><text:span text:style-name="Hyperlink">https://wa.me/919972819262</text:span></text:a>&gt;9972819262&lt;/a&gt;&lt;/p&gt;</text:p>
      <text:p text:style-name="Normal"><text:s text:c="2"/>&lt;/footer&gt;</text:p>
      <text:p text:style-name="Normal"><text:s text:c="2"/>&lt;!—WhatsApp Popup<text:s/><text:span text:style-name="T3"></text:span></text:p>
      <text:p text:style-name="Normal"><text:s text:c="2"/>&lt;div class=”whatsapp-popup”&gt;</text:p>
      <text:p text:style-name="Normal"><text:s text:c="4"/>&lt;a href=<text:a xlink:href="https://wa.me/919972819262" office:target-frame-name="_top" xlink:show="replace"><text:span text:style-name="Hyperlink">https://wa.me/919972819262</text:span></text:a><text:s/>target=”_blank”&gt;</text:p>
      <text:p text:style-name="Normal"><text:s text:c="6"/>&lt;img src=<text:a xlink:href="https://upload.wikimedia.org/wikipedia/commons/6/6b/WhatsApp.svg" office:target-frame-name="_top" xlink:show="replace"><text:span text:style-name="Hyperlink">https://upload.wikimedia.org/wikipedia/commons/6/6b/WhatsApp.svg</text:span></text:a><text:s/>alt=”WhatsApp”&gt;</text:p>
      <text:p text:style-name="Normal"><text:s text:c="4"/>&lt;/a&gt;</text:p>
      <text:p text:style-name="Normal"><text:s text:c="2"/>&lt;/div&gt;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bhahuddin Nizamudhin Bhodan</meta:initial-creator>
    <dc:creator>Sabhahuddin Nizamudhin Bhodan</dc:creator>
    <meta:creation-date>2025-03-22T20:23:00Z</meta:creation-date>
    <dc:date>2025-03-22T20:23:00Z</dc:date>
    <meta:template xlink:href="Normal.dotm" xlink:type="simple"/>
    <meta:editing-cycles>2</meta:editing-cycles>
    <meta:editing-duration>PT120S</meta:editing-duration>
    <meta:document-statistic meta:page-count="1" meta:paragraph-count="6" meta:word-count="478" meta:character-count="3200" meta:row-count="22" meta:non-whitespace-character-count="2728"/>
  </office:meta>
</office:document-meta>
</file>